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308">
            <text:p>308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118">
            <text:p>118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84">
            <text:p>84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9">
            <text:p>49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50">
            <text:p>150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3.1340334002397">
            <text:p>13,13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100">
            <text:p>100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+TAN([.B100]/180*3.14159)*([.B57]/2-[.F15])" office:value-type="float" office:value="50.4270916533568">
            <text:p>50,43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129.8">
            <text:p>12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128.55">
            <text:p>12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28.8">
            <text:p>28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27.55">
            <text:p>27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63.8">
            <text:p>63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62.55">
            <text:p>62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84">
            <text:p>84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50">
            <text:p>150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80.95">
            <text:p>80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133.8">
            <text:p>133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42">
            <text:p>42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67.8">
            <text:p>67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47.7">
            <text:p>147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59.6">
            <text:p>59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32.8">
            <text:p>32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40.2">
            <text:p>40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83">
            <text:p>83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16.75">
            <text:p>16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140.495487291103">
            <text:p>140,50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4.6382909028091">
            <text:p>14,6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138">
            <text:p>138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37.3">
            <text:p>37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9.8038270546775">
            <text:p>19,8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123.081273961558">
            <text:p>123,08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6.520906143616">
            <text:p>16,5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75">
            <text:p>75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134.881273961558">
            <text:p>134,88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310">
            <text:p>310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155">
            <text:p>155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132.131273961558">
            <text:p>132,13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313">
            <text:p>313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129.381273961558">
            <text:p>129,38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308">
            <text:p>308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2-10-2012</text:date>, <text:time>02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10-02T02:12:11</dc:date>
    <meta:editing-duration>PT10H46M12S</meta:editing-duration>
    <meta:editing-cycles>15</meta:editing-cycles>
    <meta:generator>NeoOffice/3.2.1$Unix OpenOffice.org_project/Patch 4</meta:generator>
    <meta:document-statistic meta:table-count="3" meta:cell-count="186" meta:object-count="0"/>
  </office:meta>
</office:document-meta>
</file>